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2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0.089cm" fo:min-width="0.136cm"/>
    </style:style>
    <style:style style:name="gr9" style:family="graphic" style:parent-style-name="standard">
      <style:graphic-properties draw:stroke="none" svg:stroke-color="#000000" draw:fill="none" draw:fill-color="#ffffff" fo:min-height="1.642cm"/>
    </style:style>
    <style:style style:name="gr10" style:family="graphic" style:parent-style-name="standard">
      <style:graphic-properties draw:stroke="none" svg:stroke-color="#000000" draw:fill="none" draw:fill-color="#ffffff" fo:min-height="1.173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12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2bd22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429cm" svg:height="2.413cm" svg:x="30.345cm" svg:y="5.318cm">
          <text:p text:style-name="P1">Lime ADC 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429cm" svg:height="2.413cm" svg:x="28.694cm" svg:y="9.001cm">
          <text:p text:style-name="P1">Complex Mixe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429cm" svg:height="2.413cm" svg:x="21.836cm" svg:y="5.318cm">
          <text:p text:style-name="P1">IQ Imbalance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429cm" svg:height="2.413cm" svg:x="26.027cm" svg:y="5.318cm">
          <text:p text:style-name="P1">DC Offset Filter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429cm" svg:height="2.413cm" svg:x="2.913cm" svg:y="9.001cm">
          <text:p text:style-name="P1">File Writ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2.413cm" svg:x="7.231cm" svg:y="9.001cm">
          <text:p text:style-name="P1">Real Digitizer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29cm" svg:height="2.413cm" svg:x="11.549cm" svg:y="9.001cm">
          <text:p text:style-name="P1">Baud Tracking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8.694cm" svg:y1="10.207cm" svg:x2="27.932cm" svg:y2="10.207cm" draw:start-shape="id1" svg:d="M28694 10207h-762" svg:viewBox="0 0 763 1">
          <text:p/>
        </draw:connector>
        <draw:connector draw:style-name="gr3" draw:text-style-name="P3" draw:layer="layout" svg:x1="33.139cm" svg:y1="2.651cm" svg:x2="33.774cm" svg:y2="6.524cm" draw:start-shape="id2" draw:start-glue-point="4" draw:end-shape="id3" draw:end-glue-point="1" svg:d="M33139 2651v1333h1135v2540h-500" svg:viewBox="0 0 1136 3874">
          <text:p/>
        </draw:connector>
        <draw:connector draw:style-name="gr3" draw:text-style-name="P3" draw:layer="layout" svg:x1="11.549cm" svg:y1="10.207cm" svg:x2="10.66cm" svg:y2="10.207cm" draw:start-shape="id4" draw:start-glue-point="3" draw:end-shape="id5" draw:end-glue-point="1" svg:d="M11549 10207h-889" svg:viewBox="0 0 890 1">
          <text:p/>
        </draw:connector>
        <draw:connector draw:style-name="gr3" draw:text-style-name="P3" draw:layer="layout" svg:x1="7.231cm" svg:y1="10.207cm" svg:x2="6.342cm" svg:y2="10.207cm" draw:start-shape="id5" draw:start-glue-point="3" draw:end-shape="id6" draw:end-glue-point="1" svg:d="M7231 10207h-889" svg:viewBox="0 0 890 1">
          <text:p/>
        </draw:connector>
        <draw:custom-shape draw:style-name="gr4" draw:text-style-name="P2" draw:layer="layout" svg:width="1.143cm" svg:height="1.016cm" svg:x="2.786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143cm" svg:height="1.016cm" svg:x="2.786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1.143cm" svg:height="1.778cm" svg:x="1.516cm" svg:y="11.9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draw:layer="layout" svg:x1="2.913cm" svg:y1="10.207cm" svg:x2="2.088cm" svg:y2="11.922cm" draw:start-shape="id6" draw:start-glue-point="3" draw:end-shape="id7" draw:end-glue-point="5" svg:d="M2913 10207h-825v1715" svg:viewBox="0 0 826 1716">
          <text:p/>
        </draw:connector>
        <draw:frame draw:style-name="gr7" draw:text-style-name="P6" draw:layer="layout" svg:width="5.08cm" svg:height="1.016cm" svg:x="3.929cm" svg:y="1.762cm">
          <draw:text-box>
            <text:p>Software Worker</text:p>
          </draw:text-box>
        </draw:frame>
        <draw:frame draw:style-name="gr7" draw:text-style-name="P6" draw:layer="layout" svg:width="5.08cm" svg:height="1.016cm" svg:x="3.929cm" svg:y="3.286cm">
          <draw:text-box>
            <text:p>FPGA Worker</text:p>
          </draw:text-box>
        </draw:frame>
        <draw:connector draw:style-name="gr3" draw:text-style-name="P3" draw:layer="layout" svg:x1="26.027cm" svg:y1="6.524cm" svg:x2="25.265cm" svg:y2="6.524cm" draw:start-shape="id8" draw:start-glue-point="3" draw:end-shape="id9" draw:end-glue-point="1" svg:d="M26027 6524h-762" svg:viewBox="0 0 763 1">
          <text:p/>
        </draw:connector>
        <draw:connector draw:style-name="gr3" draw:text-style-name="P3" draw:layer="layout" svg:x1="30.345cm" svg:y1="6.524cm" svg:x2="29.456cm" svg:y2="6.524cm" draw:start-shape="id3" draw:start-glue-point="3" draw:end-shape="id8" draw:end-glue-point="1" svg:d="M30345 6524h-889" svg:viewBox="0 0 890 1">
          <text:p/>
        </draw:connector>
        <draw:custom-shape draw:style-name="gr1" draw:text-style-name="P1" xml:id="id10" draw:id="id10" draw:layer="layout" svg:width="3.429cm" svg:height="2.413cm" svg:x="24.503cm" svg:y="9.001cm">
          <text:p text:style-name="P1">CIC Decimator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429cm" svg:height="2.413cm" svg:x="15.867cm" svg:y="9.001cm">
          <text:p text:style-name="P1">FIR Real SSE</text:p>
          <text:p text:style-name="P1">HDL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3.429cm" svg:height="2.413cm" svg:x="20.185cm" svg:y="9.001cm">
          <text:p text:style-name="P1"><text:span text:style-name="T1">RP CORDIC</text:span></text:p>
          <text:p text:style-name="P1"><text:span text:style-name="T1">HDL App</text:span></text:p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503cm" svg:y1="10.207cm" svg:x2="23.614cm" svg:y2="10.207cm" draw:start-shape="id10" draw:start-glue-point="3" draw:end-shape="id11" draw:end-glue-point="1" svg:d="M24503 10207h-889" svg:viewBox="0 0 890 1">
          <text:p/>
        </draw:connector>
        <draw:connector draw:style-name="gr3" draw:text-style-name="P3" draw:layer="layout" svg:x1="20.185cm" svg:y1="10.207cm" svg:x2="19.296cm" svg:y2="10.207cm" draw:start-shape="id11" draw:start-glue-point="3" draw:end-shape="id12" draw:end-glue-point="1" svg:d="M20185 10207h-889" svg:viewBox="0 0 890 1">
          <text:p/>
        </draw:connector>
        <draw:connector draw:style-name="gr3" draw:text-style-name="P3" draw:layer="layout" svg:x1="15.867cm" svg:y1="10.207cm" svg:x2="14.978cm" svg:y2="10.207cm" draw:start-shape="id12" draw:start-glue-point="3" draw:end-shape="id4" draw:end-glue-point="1" svg:d="M15867 10207h-889" svg:viewBox="0 0 890 1">
          <text:p/>
        </draw:connector>
        <draw:connector draw:style-name="gr3" draw:text-style-name="P3" draw:layer="layout" svg:x1="21.836cm" svg:y1="6.524cm" svg:x2="32.123cm" svg:y2="10.207cm" draw:start-shape="id9" draw:start-glue-point="3" draw:end-shape="id1" draw:end-glue-point="1" svg:d="M21836 6524h-502v1841h11289v1842h-500" svg:viewBox="0 0 11290 3684">
          <text:p/>
        </draw:connector>
        <draw:custom-shape draw:style-name="gr8" draw:text-style-name="P1" xml:id="id2" draw:id="id2" draw:layer="layout" svg:width="1.27cm" svg:height="1.016cm" svg:x="32.504cm" svg:y="1.63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5.08cm" svg:height="1.892cm" svg:x="27.297cm" svg:y="1.635cm">
          <draw:text-box>
            <text:p>I/Q Baseband data from Lime RFIC A/D Converters</text:p>
          </draw:text-box>
        </draw:frame>
        <draw:frame draw:style-name="gr10" draw:text-style-name="P6" draw:layer="layout" svg:width="6.731cm" svg:height="1.423cm" svg:x="2.778cm" svg:y="13.954cm">
          <draw:text-box>
            <text:p>Data Streamed to disk</text:p>
          </draw:text-box>
        </draw:frame>
        <draw:custom-shape draw:style-name="gr2" draw:text-style-name="P2" xml:id="id14" draw:id="id14" draw:layer="layout" svg:width="3.429cm" svg:height="2.413cm" svg:x="25.638cm" svg:y="12.557cm">
          <text:p text:style-name="P1">Rx</text:p>
          <text:p text:style-name="P1">RCC Proxy</text:p>
          <text:p text:style-name="P1">Worker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3.683cm" svg:height="2.413cm" svg:x="30.083cm" svg:y="12.557cm">
          <text:p text:style-name="P1">SPI/I2C</text:p>
          <text:p text:style-name="P1">HDL Device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30.083cm" svg:y1="13.763cm" svg:x2="29.067cm" svg:y2="13.763cm" draw:start-shape="id13" draw:end-shape="id14" draw:end-glue-point="1" svg:d="M30083 13763h-1016" svg:viewBox="0 0 1017 1">
          <text:p/>
        </draw:connector>
        <draw:frame draw:style-name="gr10" draw:text-style-name="P6" draw:layer="layout" svg:width="6.731cm" svg:height="1.423cm" svg:x="18.526cm" svg:y="13.039cm">
          <draw:text-box>
            <text:p>Workers for Command and Control of RF Front 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8-09-12T15:08:23.491674615</dc:date>
    <meta:editing-duration>PT1H45M57S</meta:editing-duration>
    <meta:editing-cycles>5</meta:editing-cycles>
    <meta:generator>LibreOffice/5.3.6.1$Linux_X86_64 LibreOffice_project/30$Build-1</meta:generator>
    <meta:document-statistic meta:object-count="33"/>
  </office:meta>
</office:document-meta>
</file>